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EARCH:</text:p>
      <text:p text:style-name="Standard"/>
      <text:p text:style-name="Standard">POINT_WHY: Children within a certain age group are not allowed to use headsets. Creating VR content requiring headsets would isolate them.</text:p>
      <text:p text:style-name="Standard"/>
      <text:p text:style-name="Standard">POINT_SOLUTION: Creating content that doesn't require headset. But can use existing technology at their disposal.</text:p>
      <text:p text:style-name="Standard"/>
      <text:p text:style-name="Standard">PONIT_RESEARCH: <text:a xlink:type="simple" xlink:href="https://www.youtube.com/watch?v=nkBZlx4Tkpc" text:style-name="Internet_20_link" text:visited-style-name="Visited_20_Internet_20_Link">https://www.youtube.com/watch?v=nkBZlx4Tkpc</text:a></text:p>
      <text:p text:style-name="Standard">Creating virtual reality training without using headset.</text:p>
      <text:p text:style-name="Standard"/>
      <text:p text:style-name="Standard">Mobile</text:p>
      <text:p text:style-name="Standard">Desktop</text:p>
      <text:p text:style-name="Standard"/>
      <text:p text:style-name="Standard">Scalability across location</text:p>
      <text:p text:style-name="Standard">and cost – direct reasons linked to my wanting to use headsetless technology.</text:p>
      <text:p text:style-name="Standard"/>
      <text:p text:style-name="Standard">Mobile VR experience: This could include phones or tablets. You can move around in the scene and interact by touching the screen</text:p>
      <text:p text:style-name="Standard"/>
      <text:p text:style-name="Standard">Limitations: <text:s/>Small screen size, less immerstiveness, Need to have a device that is compatible with the program.</text:p>
      <text:p text:style-name="Standard"/>
      <text:p text:style-name="Standard"/>
      <text:p text:style-name="Standard">Desktop VR experience: Not as immersive, limited functionality with mouse and keyboard, compatibility issues.</text:p>
      <text:p text:style-name="Standard"/>
      <text:p text:style-name="P2"/>
      <text:p text:style-name="Standard">UwVR Work:</text:p>
      <text:p text:style-name="Standard"/>
      <text:p text:style-name="Standard"/>
      <text:p text:style-name="Standard">Reviewing available resources there are a number of available ways to create VR for web.</text:p>
      <text:p text:style-name="Standard"/>
      <text:p text:style-name="Standard">I will focus on Unity and WebVR. Seeing as we were taught unity in class. </text:p>
      <text:p text:style-name="Standard"/>
      <text:p text:style-name="Standard">MAIN EXPERIMENT: Create an interactive 3D content for WebVr, that will have pop-up icons for more information and learning. Users should be able to rotate, zoom, and pan around the 3D model.</text:p>
      <text:p text:style-name="Standard"/>
      <text:p text:style-name="Standard">More advanced features include:</text:p>
      <text:list xml:id="list2214023212730236338" text:style-name="L1">
        <text:list-item>
          <text:p text:style-name="P1">Selecting certain aspects of the model</text:p>
        </text:list-item>
        <text:list-item>
          <text:p text:style-name="P1">isolating an aspect while hiding the rest and making that the centre of the frame.</text:p>
        </text:list-item>
        <text:list-item>
          <text:p text:style-name="P1">Dissassemble and reassemble the whole model. For better viewing purposes.</text:p>
        </text:list-item>
        <text:list-item>
          <text:p text:style-name="P1">Host it and test it both on the web and on mobile as well.</text:p>
        </text:list-item>
      </text:list>
      <text:p text:style-name="Standard"/>
      <text:p text:style-name="Standard"/>
      <text:p text:style-name="Standard"/>
      <text:p text:style-name="Standard">Research: To create web-based VR content I will need Webgl Build as part of my Unity engine.</text:p>
      <text:p text:style-name="Standard"/>
      <text:p text:style-name="Standard"/>
      <text:p text:style-name="Standard">Challenge: My version of Unity doesn't have the Add modules option from the unity hub interface.</text:p>
      <text:p text:style-name="Standard"/>
      <text:p text:style-name="Standard">I have to download the webgl package separately. Size of package for installation is too large for <text:s/><text:soft-page-break/>my HDD.</text:p>
      <text:p text:style-name="Standard"/>
      <text:p text:style-name="Standard">Reviewing the learning resource material, I have come to a conclusion that this wouldn't give me the result, the sort of outcome and interaction I am looking for.</text:p>
      <text:p text:style-name="Standard"/>
      <text:p text:style-name="Standard">TRYING SOMETHING E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9M45S</meta:editing-duration>
    <meta:editing-cycles>12</meta:editing-cycles>
    <meta:generator>OpenOffice/4.1.13$Win32 OpenOffice.org_project/4113m1$Build-9810</meta:generator>
    <dc:date>2023-03-18T01:50:06.99</dc:date>
    <dc:creator>Tughu Aiyewa</dc:creator>
    <meta:document-statistic meta:table-count="0" meta:image-count="0" meta:object-count="0" meta:page-count="2" meta:paragraph-count="26" meta:word-count="317" meta:character-count="1967"/>
    <meta:user-defined meta:name="Info 1"/>
    <meta:user-defined meta:name="Info 2"/>
    <meta:user-defined meta:name="Info 3"/>
    <meta:user-defined meta:name="Info 4"/>
  </office:meta>
</office:document-meta>
</file>